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paragraph-rsid="000e847f"/>
    </style:style>
    <style:style style:name="P2" style:family="paragraph" style:parent-style-name="Standard">
      <style:paragraph-properties fo:margin-top="0cm" fo:margin-bottom="0cm" loext:contextual-spacing="false"/>
      <style:text-properties officeooo:rsid="00148000" officeooo:paragraph-rsid="000e847f"/>
    </style:style>
    <style:style style:name="P3" style:family="paragraph" style:parent-style-name="Standard">
      <style:paragraph-properties fo:margin-top="0cm" fo:margin-bottom="0cm" loext:contextual-spacing="false"/>
      <style:text-properties officeooo:rsid="000f4ff9" officeooo:paragraph-rsid="000e847f"/>
    </style:style>
    <style:style style:name="P4" style:family="paragraph" style:parent-style-name="Standard">
      <style:paragraph-properties fo:margin-top="0cm" fo:margin-bottom="0cm" loext:contextual-spacing="false"/>
      <style:text-properties officeooo:rsid="0013e8e9" officeooo:paragraph-rsid="00123eb2"/>
    </style:style>
    <style:style style:name="P5" style:family="paragraph" style:parent-style-name="Standard">
      <style:paragraph-properties fo:margin-top="0cm" fo:margin-bottom="0cm" loext:contextual-spacing="false"/>
      <style:text-properties officeooo:rsid="00123eb2" officeooo:paragraph-rsid="00123eb2"/>
    </style:style>
    <style:style style:name="P6" style:family="paragraph" style:parent-style-name="Standard">
      <style:text-properties style:use-window-font-color="true" fo:font-weight="normal" officeooo:rsid="001ac03f" officeooo:paragraph-rsid="0018eb16" style:font-weight-asian="normal" style:font-weight-complex="normal"/>
    </style:style>
    <style:style style:name="P7" style:family="paragraph" style:parent-style-name="Text_20_body">
      <style:text-properties officeooo:rsid="001ac03f" officeooo:paragraph-rsid="001ac03f"/>
    </style:style>
    <style:style style:name="P8" style:family="paragraph" style:parent-style-name="Text_20_body">
      <style:text-properties officeooo:paragraph-rsid="00236aa9"/>
    </style:style>
    <style:style style:name="P9" style:family="paragraph" style:parent-style-name="Text_20_body">
      <style:text-properties fo:font-weight="normal" officeooo:paragraph-rsid="00236aa9"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officeooo:rsid="0025ef38" officeooo:paragraph-rsid="00236aa9"/>
    </style:style>
    <style:style style:name="P12" style:family="paragraph" style:parent-style-name="Text_20_body">
      <style:text-properties style:use-window-font-color="true" fo:font-weight="normal" officeooo:rsid="0025ef38" officeooo:paragraph-rsid="00236aa9" style:font-weight-asian="normal" style:font-weight-complex="normal"/>
    </style:style>
    <style:style style:name="P13" style:family="paragraph" style:parent-style-name="Text_20_body">
      <style:text-properties style:use-window-font-color="true" fo:font-weight="normal" officeooo:rsid="00277700" officeooo:paragraph-rsid="00236aa9" style:font-weight-asian="normal" style:font-weight-complex="normal"/>
    </style:style>
    <style:style style:name="P14" style:family="paragraph" style:parent-style-name="Text_20_body">
      <style:text-properties style:use-window-font-color="true" officeooo:rsid="0024ca58" officeooo:paragraph-rsid="00236aa9"/>
    </style:style>
    <style:style style:name="P15" style:family="paragraph" style:parent-style-name="Text_20_body" style:list-style-name="L1"/>
    <style:style style:name="P16" style:family="paragraph" style:parent-style-name="Heading_20_3">
      <style:text-properties officeooo:rsid="000e847f"/>
    </style:style>
    <style:style style:name="P17" style:family="paragraph" style:parent-style-name="Heading_20_3">
      <style:text-properties officeooo:rsid="00123eb2"/>
    </style:style>
    <style:style style:name="P18" style:family="paragraph" style:parent-style-name="Heading_20_3">
      <style:text-properties officeooo:rsid="0017a842" officeooo:paragraph-rsid="0017a842"/>
    </style:style>
    <style:style style:name="P19" style:family="paragraph" style:parent-style-name="Heading_20_3">
      <style:text-properties officeooo:rsid="001ac03f" officeooo:paragraph-rsid="001ac03f"/>
    </style:style>
    <style:style style:name="P20" style:family="paragraph" style:parent-style-name="Heading_20_3">
      <style:text-properties officeooo:rsid="001e899d" officeooo:paragraph-rsid="001e899d"/>
    </style:style>
    <style:style style:name="T1" style:family="text">
      <style:text-properties officeooo:rsid="00148000"/>
    </style:style>
    <style:style style:name="T2" style:family="text">
      <style:text-properties officeooo:rsid="0017e74a"/>
    </style:style>
    <style:style style:name="T3" style:family="text">
      <style:text-properties fo:color="#800000" fo:font-weight="bold" officeooo:rsid="0018ca21" style:font-weight-asian="bold" style:font-weight-complex="bold"/>
    </style:style>
    <style:style style:name="T4" style:family="text">
      <style:text-properties style:use-window-font-color="true" fo:font-weight="bold" officeooo:rsid="0018ca21" style:font-weight-asian="bold" style:font-weight-complex="bold"/>
    </style:style>
    <style:style style:name="T5" style:family="text">
      <style:text-properties style:use-window-font-color="true" fo:font-weight="bold" officeooo:rsid="0025ef38" style:font-weight-asian="bold" style:font-weight-complex="bold"/>
    </style:style>
    <style:style style:name="T6" style:family="text">
      <style:text-properties style:use-window-font-color="true" officeooo:rsid="0018ca21"/>
    </style:style>
    <style:style style:name="T7" style:family="text">
      <style:text-properties style:use-window-font-color="true" officeooo:rsid="001f4bf8"/>
    </style:style>
    <style:style style:name="T8" style:family="text">
      <style:text-properties style:use-window-font-color="true" officeooo:rsid="00236aa9"/>
    </style:style>
    <style:style style:name="T9" style:family="text">
      <style:text-properties style:use-window-font-color="true" officeooo:rsid="0024ca58"/>
    </style:style>
    <style:style style:name="T10" style:family="text">
      <style:text-properties style:use-window-font-color="true" officeooo:rsid="0024d47f"/>
    </style:style>
    <style:style style:name="T11" style:family="text">
      <style:text-properties style:use-window-font-color="true" officeooo:rsid="00251463"/>
    </style:style>
    <style:style style:name="T12" style:family="text">
      <style:text-properties style:use-window-font-color="true" officeooo:rsid="00258865"/>
    </style:style>
    <style:style style:name="T13" style:family="text">
      <style:text-properties style:use-window-font-color="true" officeooo:rsid="0025ef38"/>
    </style:style>
    <style:style style:name="T14" style:family="text">
      <style:text-properties style:use-window-font-color="true" officeooo:rsid="00277700"/>
    </style:style>
    <style:style style:name="T15" style:family="text">
      <style:text-properties officeooo:rsid="001ac03f"/>
    </style:style>
    <style:style style:name="T16" style:family="text">
      <style:text-properties officeooo:rsid="001e899d"/>
    </style:style>
    <style:style style:name="T17" style:family="text">
      <style:text-properties officeooo:rsid="002a30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 – 19042017] Linux Programmer's Manual – sched API, </text:span><text:a xlink:type="simple" xlink:href="http://man7.org/linux/man-pages/man7/sched.7.html" text:style-name="Internet_20_link" text:visited-style-name="Visited_20_Internet_20_Link"><text:span text:style-name="T1">http://man7.org/linux/man-pages/man7/sched.7.html</text:span></text:a><text:span text:style-name="T1">, acessado em 19/04/2017.</text:span></text:p>
      <text:p text:style-name="P2"/>
      <text:h text:style-name="P16" text:outline-level="3">Introdução:</text:h>
      <text:p text:style-name="Text_20_body"><text:tab/>Linux fornece um conjunto de chamadas de sistema, reunidas em sched.h, para o controle da execução de processos e threads <text:s/>por meio da configuração da prioridade e política de escalonamento destes.</text:p>
      <text:p text:style-name="Text_20_body"><text:tab/>Desde a versão 2.6.23, Linux utiliza o algoritmo de escalonamento Completely Fair Scheduler (CSF) em substituição ao algoritmo O.</text:p>
      <text:p text:style-name="P3"/>
      <text:h text:style-name="P17" text:outline-level="3">Políticas de escalonamento:</text:h>
      <text:p text:style-name="Text_20_body"><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Text_20_body"><text:tab/>Caso uma thread tenha selecionado alguma política de escalonamento que não se enquadre nas definições de tempo real (SCHED_OTHER, SCHED_IDLE, SCHED_BATCH) o valor de sua prioridade será ignorado pelo escalonador.</text:p>
      <text:p text:style-name="Text_20_body"><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Text_20_body"><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Text_20_body"><text:tab/>A política de escalonamento de uma thread determina onde ela será inserida na lista de threads com mesma prioridade e como ela se moverá dentro desta lista.</text:p>
      <text:p text:style-name="Text_20_body"><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p text:style-name="P4"/>
      <text:h text:style-name="P18" text:outline-level="3">SCHED_FIFO: Escalonamento First In – First Out</text:h>
      <text:p text:style-name="Text_20_body"><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4092318165949604941" text:style-name="L1">
        <text:list-item>
          <text:p text:style-name="P15"><text:span text:style-name="T2">Uma thread que tenha sua execução precedida por outra thread de prioridade maior continuará no inicio da lista para sua prioridade e só será executada quando todas as threads de maior prioridade estiverem no estado bloqueado </text:span><text:span text:style-name="T3">(verificar os possíveis estados que um </text:span><text:soft-page-break/><text:span text:style-name="T3">processo pode ter no Linux)</text:span><text:span text:style-name="T4">.</text:span></text:p>
        </text:list-item>
        <text:list-item>
          <text:p text:style-name="P15">Quando um thread tiver seu estado alterado para “executável”, ela será colocada no fim da lista correspondente a sua prioridade.</text:p>
        </text:list-item>
        <text:list-item>
          <text:p text:style-name="P15"><text:span text:style-name="T6">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15">Uma thread que execute a chamada sched_yield() será colocada no final da lista.</text:p>
        </text:list-item>
        <text:list-item>
          <text:p text:style-name="P15">A exceção dos eventos citados acima nenhum outro moverá uma thread na lista de espera de execução com prioridades iguais.</text:p>
        </text:list-item>
        <text:list-item>
          <text:p text:style-name="P15">Uma thread é executada até que ele seja bloqueado por uma solicitação de E/S, seja <text:span text:style-name="T15">precedida por uma thread com prioridade mais alta ou quando executa a chamada de sistema sched_yield().</text:span></text:p>
        </text:list-item>
      </text:list>
      <text:p text:style-name="P6"/>
      <text:h text:style-name="P19" text:outline-level="3">SCHED_RR: Escalonamento Round-Robin</text:h>
      <text:p text:style-name="P7"><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20" text:outline-level="3">SCHED_DEADLINE: Escalonamento de tarefas esporádicas (DeadLine)</text:h>
      <text:p text:style-name="P8"><text:tab/><text:span text:style-name="T16">Este algorítimo foi incorporado a partir da versão 3.14 do Linux. Esta política de escalonamento implementa o algoritmo Global Earliest Deadline First (GEDF) em conjunto com </text:span><text:span text:style-name="T7">Constant Bandwidth Server (CBS) </text:span><text:span text:style-name="T8">[Ver o artigo Constant Bandwidth Server Revisited]</text:span><text:span text:style-name="T7">. Para utilizar EDF e configurar e verificar seus atributos devem ser usadas as chamadas de sistema (específicas do Linux) sched_setattr() e sched_getattr().</text:span></text:p>
      <text:p text:style-name="P8"><text:span text:style-name="T7"><text:tab/></text:span><text:span text:style-name="T9">Tarefas esporádicas executam uma sequência de atividades, onde cada uma é </text:span><text:span text:style-name="T10">executada </text:span><text:span text:style-name="T9">no máximo uma vez por ativação. Cada atividade possui um prazo no qual deve ser executada </text:span><text:span text:style-name="T11">(</text:span><text:span text:style-name="T9"> e um tempo de computação necessário para que seja concluída. </text:span><text:span text:style-name="T10">O momento em que </text:span><text:span text:style-name="T9">uma tarefa esporádica é ativada </text:span><text:span text:style-name="T10">é chamado “release time”, o prazo de execução absoluto é obtido pela soma momento de inicio da execução da tarefa com seu prazo máximo de execução.</text:span></text:p>
      <text:p text:style-name="P8"><text:span text:style-name="T10"><text:tab/></text:span><text:span text:style-name="T11">Ao definir a política de escalonamento de uma thread como SCHED_DEADLINE por meio da chamada sched_setattr(), é possível especificar três parâmetros: período, tempo de execução e deadline, </text:span><text:span text:style-name="T12">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3">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11"><text:soft-page-break/><text:tab/>Na atribuição de valores para os campos de sched_attr e importante observar a seguinte restrição imposta pelo kernel:</text:p>
      <text:p text:style-name="P8"><text:span text:style-name="T13"><text:tab/></text:span><text:span text:style-name="T5">sched_runtime <text:s/>&lt;= <text:s/>sched_deadline <text:s/>&lt;= <text:s/>sched_period</text:span></text:p>
      <text:p text:style-name="P12"><text:tab/>Al<text:span text:style-name="T17">é</text:span>m da restrição anterior, na atual implementação, todos os valores devem ser maior ou iguais a 1024, ou seja valores de tempo um pouco maiores que um microssegundo, e menores que <text:span text:style-name="T17">2</text:span> elevado a sexagésima terceira potência. Caso os valores não estejam dentro deste intervalo o erro EINVAL será emitido.</text:p>
      <text:p text:style-name="P12"><text:tab/>A implementação conjunta do algoritmo CBS, garante que as threads em execução não se estenderão além do tempo indicado pelo parâmetro sched_runtime.</text:p>
      <text:p text:style-name="P9"><text:span text:style-name="T13"><text:tab/></text:span><text:span text:style-name="T14">Para evitar que o escalonamento de um conjunto de threads não seja viável, o kernel executa um teste de admitância ao definir ou alterar a política e os atributos SCHED_DEADLINE. Caso o teste falhe um erro EBUSY é emitido.</text:span></text:p>
      <text:p text:style-name="P13"><text:tab/>Threads configurados para SCHED_DEADLINE são as de maior prioridade dentro do sistema (dentre as controladas pelo usuário). A execução de qualquer thread SCHED_DEADLINE irá antecipar qualquer thread configurada para as outras diretivas.</text:p>
      <text:p text:style-name="P13"><text:tab/>Threads não podem utilizar a chamada de função fork(), quando isso ocorrer o erro EAGAIN será emitido.</text:p>
      <text:p text:style-name="P13"><text:tab/>Quando uma thread executar a chamada de sistema sched_yield() terminará a execução atual e aguardará um novo período para começar.</text:p>
      <text:p text:style-name="P12"/>
      <text:p text:style-name="P10"/>
      <text:p text:style-name="P12"/>
      <text:p text:style-name="P12"/>
      <text:p text:style-name="P14"><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52:31</meta:creation-date>
    <dc:date>2017-11-03T11:05:12.085000000</dc:date>
    <meta:editing-duration>PT6H18M51S</meta:editing-duration>
    <meta:editing-cycles>16</meta:editing-cycles>
    <meta:generator>LibreOffice/5.1.1.3$Windows_X86_64 LibreOffice_project/89f508ef3ecebd2cfb8e1def0f0ba9a803b88a6d</meta:generator>
    <meta:document-statistic meta:table-count="0" meta:image-count="0" meta:object-count="0" meta:page-count="3" meta:paragraph-count="34" meta:word-count="1196" meta:character-count="7845" meta:non-whitespace-character-count="6656"/>
  </office:meta>
</office:document-meta>
</file>